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32mm" svg:height="67.73mm" svg:x="149.35mm" svg:y="0.27mm">
            <loext:p draw:notify-on-update-of-ranges="Hoja1.A3:Hoja1.A15 Hoja1.B2:Hoja1.B2 Hoja1.B3:Hoja1.B15 Hoja1.A3:Hoja1.A15 Hoja1.C2:Hoja1.C2 Hoja1.C3:Hoja1.C15 Hoja1.A3:Hoja1.A15 Hoja1.D2:Hoja1.D2 Hoja1.D3:Hoja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32mm" svg:height="69.06mm" svg:x="149.35mm" svg:y="66.94mm">
            <loext:p draw:notify-on-update-of-ranges="Hoja1.A18:Hoja1.A30 Hoja1.B17:Hoja1.B17 Hoja1.B18:Hoja1.B30 Hoja1.A18:Hoja1.A30 Hoja1.C17:Hoja1.C17 Hoja1.C18:Hoja1.C30 Hoja1.A18:Hoja1.A30 Hoja1.D17:Hoja1.D17 Hoja1.D18:Hoja1.D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C LOCAL ~ 4 threads/core</text:p>
          </table:table-cell>
          <table:covered-table-cell table:number-columns-repeated="3" table:style-name="ce4"/>
          <table:table-cell/>
        </table:table-row>
        <table:table-row table:style-name="ro1">
          <table:table-cell table:style-name="ce2" office:value-type="string" calcext:value-type="string">
            <text:p>N.º componentes</text:p>
          </table:table-cell>
          <table:table-cell table:style-name="ce2" office:value-type="string" calcext:value-type="string">
            <text:p>Tiempo secuencial</text:p>
          </table:table-cell>
          <table:table-cell table:style-name="ce2" office:value-type="string" calcext:value-type="string">
            <text:p>Tiempo paralelo (for)</text:p>
          </table:table-cell>
          <table:table-cell table:style-name="ce2" office:value-type="string" calcext:value-type="string">
            <text:p>Tiempo paralelo (sections)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59066" calcext:value-type="float">
            <text:p>0,000359066</text:p>
          </table:table-cell>
          <table:table-cell office:value-type="float" office:value="0.000137662" calcext:value-type="float">
            <text:p>0,000137662</text:p>
          </table:table-cell>
          <table:table-cell office:value-type="float" office:value="0.000161355" calcext:value-type="float">
            <text:p>0,000161355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739514" calcext:value-type="float">
            <text:p>0,000739514</text:p>
          </table:table-cell>
          <table:table-cell office:value-type="float" office:value="0.000270505" calcext:value-type="float">
            <text:p>0,000270505</text:p>
          </table:table-cell>
          <table:table-cell office:value-type="float" office:value="0.000351815" calcext:value-type="float">
            <text:p>0,000351815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499248" calcext:value-type="float">
            <text:p>0,001499248</text:p>
          </table:table-cell>
          <table:table-cell office:value-type="float" office:value="0.000887913" calcext:value-type="float">
            <text:p>0,000887913</text:p>
          </table:table-cell>
          <table:table-cell office:value-type="float" office:value="0.022177524" calcext:value-type="float">
            <text:p>0,022177524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878951" calcext:value-type="float">
            <text:p>0,002878951</text:p>
          </table:table-cell>
          <table:table-cell office:value-type="float" office:value="0.000392618" calcext:value-type="float">
            <text:p>0,000392618</text:p>
          </table:table-cell>
          <table:table-cell office:value-type="float" office:value="0.000210604" calcext:value-type="float">
            <text:p>0,000210604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2230084" calcext:value-type="float">
            <text:p>0,002230084</text:p>
          </table:table-cell>
          <table:table-cell office:value-type="float" office:value="0.000628411" calcext:value-type="float">
            <text:p>0,000628411</text:p>
          </table:table-cell>
          <table:table-cell office:value-type="float" office:value="0.000427867" calcext:value-type="float">
            <text:p>0,000427867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544448" calcext:value-type="float">
            <text:p>0,003544448</text:p>
          </table:table-cell>
          <table:table-cell office:value-type="float" office:value="0.001197741" calcext:value-type="float">
            <text:p>0,001197741</text:p>
          </table:table-cell>
          <table:table-cell office:value-type="float" office:value="0.001025107" calcext:value-type="float">
            <text:p>0,001025107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4648286" calcext:value-type="float">
            <text:p>0,004648286</text:p>
          </table:table-cell>
          <table:table-cell office:value-type="float" office:value="0.001811933" calcext:value-type="float">
            <text:p>0,001811933</text:p>
          </table:table-cell>
          <table:table-cell office:value-type="float" office:value="0.001606143" calcext:value-type="float">
            <text:p>0,001606143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9792565" calcext:value-type="float">
            <text:p>0,009792565</text:p>
          </table:table-cell>
          <table:table-cell office:value-type="float" office:value="0.004147278" calcext:value-type="float">
            <text:p>0,004147278</text:p>
          </table:table-cell>
          <table:table-cell office:value-type="float" office:value="0.003427715" calcext:value-type="float">
            <text:p>0,003427715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17361179" calcext:value-type="float">
            <text:p>0,017361179</text:p>
          </table:table-cell>
          <table:table-cell office:value-type="float" office:value="0.006101044" calcext:value-type="float">
            <text:p>0,006101044</text:p>
          </table:table-cell>
          <table:table-cell office:value-type="float" office:value="0.006736259" calcext:value-type="float">
            <text:p>0,006736259</text:p>
          </table:table-cell>
          <table:table-cell table:style-name="ce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35143529" calcext:value-type="float">
            <text:p>0,035143529</text:p>
          </table:table-cell>
          <table:table-cell office:value-type="float" office:value="0.012220636" calcext:value-type="float">
            <text:p>0,012220636</text:p>
          </table:table-cell>
          <table:table-cell office:value-type="float" office:value="0.012537288" calcext:value-type="float">
            <text:p>0,012537288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69365449" calcext:value-type="float">
            <text:p>0,069365449</text:p>
          </table:table-cell>
          <table:table-cell office:value-type="float" office:value="0.02424275" calcext:value-type="float">
            <text:p>0,02424275</text:p>
          </table:table-cell>
          <table:table-cell office:value-type="float" office:value="0.027084534" calcext:value-type="float">
            <text:p>0,027084534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36505656" calcext:value-type="float">
            <text:p>0,136505656</text:p>
          </table:table-cell>
          <table:table-cell office:value-type="float" office:value="0.048166828" calcext:value-type="float">
            <text:p>0,048166828</text:p>
          </table:table-cell>
          <table:table-cell office:value-type="float" office:value="0.048912363" calcext:value-type="float">
            <text:p>0,048912363</text:p>
          </table:table-cell>
          <table:table-cell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135385132" calcext:value-type="float">
            <text:p>0,135385132</text:p>
          </table:table-cell>
          <table:table-cell office:value-type="float" office:value="0.146182268" calcext:value-type="float">
            <text:p>0,146182268</text:p>
          </table:table-cell>
          <table:table-cell office:value-type="float" office:value="0.100487461" calcext:value-type="float">
            <text:p>0,10048746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ATCGRID ~ 12 threads/core</text:p>
          </table:table-cell>
          <table:covered-table-cell table:number-columns-repeated="3" table:style-name="ce4"/>
          <table:table-cell/>
        </table:table-row>
        <table:table-row table:style-name="ro1">
          <table:table-cell table:style-name="ce2" office:value-type="string" calcext:value-type="string">
            <text:p>N.º componentes</text:p>
          </table:table-cell>
          <table:table-cell table:style-name="ce2" office:value-type="string" calcext:value-type="string">
            <text:p>Tiempo secuencial</text:p>
          </table:table-cell>
          <table:table-cell table:style-name="ce2" office:value-type="string" calcext:value-type="string">
            <text:p>Tiempo paralelo (for)</text:p>
          </table:table-cell>
          <table:table-cell table:style-name="ce2" office:value-type="string" calcext:value-type="string">
            <text:p>Tiempo paralelo (sections)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11504" calcext:value-type="float">
            <text:p>0,000111504</text:p>
          </table:table-cell>
          <table:table-cell office:value-type="float" office:value="0.00393525" calcext:value-type="float">
            <text:p>0,00393525</text:p>
          </table:table-cell>
          <table:table-cell office:value-type="float" office:value="0.004126758" calcext:value-type="float">
            <text:p>0,004126758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1555" calcext:value-type="float">
            <text:p>0,000211555</text:p>
          </table:table-cell>
          <table:table-cell office:value-type="float" office:value="0.004400079" calcext:value-type="float">
            <text:p>0,004400079</text:p>
          </table:table-cell>
          <table:table-cell office:value-type="float" office:value="0.003768297" calcext:value-type="float">
            <text:p>0,003768297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26327" calcext:value-type="float">
            <text:p>0,000426327</text:p>
          </table:table-cell>
          <table:table-cell office:value-type="float" office:value="0.004194752" calcext:value-type="float">
            <text:p>0,004194752</text:p>
          </table:table-cell>
          <table:table-cell office:value-type="float" office:value="0.004180857" calcext:value-type="float">
            <text:p>0,004180857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57215" calcext:value-type="float">
            <text:p>0,000857215</text:p>
          </table:table-cell>
          <table:table-cell office:value-type="float" office:value="0.004061962" calcext:value-type="float">
            <text:p>0,004061962</text:p>
          </table:table-cell>
          <table:table-cell office:value-type="float" office:value="0.003944567" calcext:value-type="float">
            <text:p>0,003944567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68941" calcext:value-type="float">
            <text:p>0,00168941</text:p>
          </table:table-cell>
          <table:table-cell office:value-type="float" office:value="0.004388661" calcext:value-type="float">
            <text:p>0,004388661</text:p>
          </table:table-cell>
          <table:table-cell office:value-type="float" office:value="0.005055143" calcext:value-type="float">
            <text:p>0,005055143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388732" calcext:value-type="float">
            <text:p>0,003388732</text:p>
          </table:table-cell>
          <table:table-cell office:value-type="float" office:value="0.004916015" calcext:value-type="float">
            <text:p>0,004916015</text:p>
          </table:table-cell>
          <table:table-cell office:value-type="float" office:value="0.005610716" calcext:value-type="float">
            <text:p>0,005610716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409406" calcext:value-type="float">
            <text:p>0,006409406</text:p>
          </table:table-cell>
          <table:table-cell office:value-type="float" office:value="0.004774413" calcext:value-type="float">
            <text:p>0,004774413</text:p>
          </table:table-cell>
          <table:table-cell office:value-type="float" office:value="0.005053353" calcext:value-type="float">
            <text:p>0,005053353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2103938" calcext:value-type="float">
            <text:p>0,012103938</text:p>
          </table:table-cell>
          <table:table-cell office:value-type="float" office:value="0.005341516" calcext:value-type="float">
            <text:p>0,005341516</text:p>
          </table:table-cell>
          <table:table-cell office:value-type="float" office:value="0.007893194" calcext:value-type="float">
            <text:p>0,00789319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3849091" calcext:value-type="float">
            <text:p>0,023849091</text:p>
          </table:table-cell>
          <table:table-cell office:value-type="float" office:value="0.006769757" calcext:value-type="float">
            <text:p>0,006769757</text:p>
          </table:table-cell>
          <table:table-cell office:value-type="float" office:value="0.013809685" calcext:value-type="float">
            <text:p>0,013809685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44213675" calcext:value-type="float">
            <text:p>0,044213675</text:p>
          </table:table-cell>
          <table:table-cell office:value-type="float" office:value="0.01253795" calcext:value-type="float">
            <text:p>0,01253795</text:p>
          </table:table-cell>
          <table:table-cell office:value-type="float" office:value="0.022073274" calcext:value-type="float">
            <text:p>0,022073274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89785193" calcext:value-type="float">
            <text:p>0,089785193</text:p>
          </table:table-cell>
          <table:table-cell office:value-type="float" office:value="0.021363975" calcext:value-type="float">
            <text:p>0,021363975</text:p>
          </table:table-cell>
          <table:table-cell office:value-type="float" office:value="0.041752336" calcext:value-type="float">
            <text:p>0,041752336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92617632" calcext:value-type="float">
            <text:p>0,192617632</text:p>
          </table:table-cell>
          <table:table-cell office:value-type="float" office:value="0.041071397" calcext:value-type="float">
            <text:p>0,041071397</text:p>
          </table:table-cell>
          <table:table-cell office:value-type="float" office:value="0.07439643" calcext:value-type="float">
            <text:p>0,07439643</text:p>
          </table:table-cell>
          <table:table-cell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194785822" calcext:value-type="float">
            <text:p>0,194785822</text:p>
          </table:table-cell>
          <table:table-cell office:value-type="float" office:value="0.084381192" calcext:value-type="float">
            <text:p>0,084381192</text:p>
          </table:table-cell>
          <table:table-cell office:value-type="float" office:value="0.155626928" calcext:value-type="float">
            <text:p>0,1556269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23:02:25.9005019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1:56:19.871013895</meta:creation-date>
    <dc:date>2018-04-17T23:00:44.996592716</dc:date>
    <meta:editing-duration>PT48M47S</meta:editing-duration>
    <meta:editing-cycles>10</meta:editing-cycles>
    <meta:generator>LibreOffice/5.1.6.2$Linux_X86_64 LibreOffice_project/10m0$Build-2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33cm" svg:height="6.774cm" xlink:href=".." xlink:type="simple" chart:class="chart:scatter" chart:style-name="ch1">
        <chart:title svg:x="6.835cm" svg:y="0.271cm" chart:style-name="ch2">
          <text:p>PC-LOCAL</text:p>
        </chart:title>
        <chart:legend chart:legend-position="end" svg:x="10.667cm" svg:y="2.59cm" style:legend-expansion="high" chart:style-name="ch3"/>
        <chart:plot-area chart:style-name="ch4" table:cell-range-address="Hoja1.A3:Hoja1.D15 Hoja1.B2:Hoja1.D2" chart:data-source-has-labels="row" svg:x="0.32cm" svg:y="1.185cm" svg:width="10.027cm" svg:height="5.454cm">
          <chartooo:coordinate-region svg:x="1.232cm" svg:y="1.384cm" svg:width="8.372cm" svg:height="4.60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15" chart:label-cell-address="Hoja1.B2:Hoja1.B2" chart:class="chart:scatter">
            <chart:domain table:cell-range-address="Hoja1.A3:Hoja1.A15"/>
            <chart:data-point chart:repeated="13"/>
          </chart:series>
          <chart:series chart:style-name="ch8" chart:values-cell-range-address="Hoja1.C3:Hoja1.C15" chart:label-cell-address="Hoja1.C2:Hoja1.C2" chart:class="chart:scatter">
            <chart:data-point chart:repeated="13"/>
          </chart:series>
          <chart:series chart:style-name="ch9" chart:values-cell-range-address="Hoja1.D3:Hoja1.D15" chart:label-cell-address="Hoja1.D2:Hoja1.D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secuencial</text:p>
                <draw:g>
                  <svg:desc>Hoja1.B2:Hoja1.B2</svg:desc>
                </draw:g>
              </table:table-cell>
              <table:table-cell office:value-type="string">
                <text:p>Tiempo paralelo (for)</text:p>
                <draw:g>
                  <svg:desc>Hoja1.C2:Hoja1.C2</svg:desc>
                </draw:g>
              </table:table-cell>
              <table:table-cell office:value-type="string">
                <text:p>Tiempo paralelo (sections)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3:Hoja1.A15</svg:desc>
                </draw:g>
              </table:table-cell>
              <table:table-cell office:value-type="float" office:value="0.000359066">
                <text:p>0.000359066</text:p>
                <draw:g>
                  <svg:desc>Hoja1.B3:Hoja1.B15</svg:desc>
                </draw:g>
              </table:table-cell>
              <table:table-cell office:value-type="float" office:value="0.000137662">
                <text:p>0.000137662</text:p>
                <draw:g>
                  <svg:desc>Hoja1.C3:Hoja1.C15</svg:desc>
                </draw:g>
              </table:table-cell>
              <table:table-cell office:value-type="float" office:value="0.000161355">
                <text:p>0.000161355</text:p>
                <draw:g>
                  <svg:desc>Hoja1.D3:Hoja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739514">
                <text:p>0.000739514</text:p>
              </table:table-cell>
              <table:table-cell office:value-type="float" office:value="0.000270505">
                <text:p>0.000270505</text:p>
              </table:table-cell>
              <table:table-cell office:value-type="float" office:value="0.000351815">
                <text:p>0.00035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1499248">
                <text:p>0.001499248</text:p>
              </table:table-cell>
              <table:table-cell office:value-type="float" office:value="0.000887913">
                <text:p>0.000887913</text:p>
              </table:table-cell>
              <table:table-cell office:value-type="float" office:value="0.022177524">
                <text:p>0.022177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2878951">
                <text:p>0.002878951</text:p>
              </table:table-cell>
              <table:table-cell office:value-type="float" office:value="0.000392618">
                <text:p>0.000392618</text:p>
              </table:table-cell>
              <table:table-cell office:value-type="float" office:value="0.000210604">
                <text:p>0.000210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2230084">
                <text:p>0.002230084</text:p>
              </table:table-cell>
              <table:table-cell office:value-type="float" office:value="0.000628411">
                <text:p>0.000628411</text:p>
              </table:table-cell>
              <table:table-cell office:value-type="float" office:value="0.000427867">
                <text:p>0.000427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3544448">
                <text:p>0.003544448</text:p>
              </table:table-cell>
              <table:table-cell office:value-type="float" office:value="0.001197741">
                <text:p>0.001197741</text:p>
              </table:table-cell>
              <table:table-cell office:value-type="float" office:value="0.001025107">
                <text:p>0.0010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4648286">
                <text:p>0.004648286</text:p>
              </table:table-cell>
              <table:table-cell office:value-type="float" office:value="0.001811933">
                <text:p>0.001811933</text:p>
              </table:table-cell>
              <table:table-cell office:value-type="float" office:value="0.001606143">
                <text:p>0.001606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9792565">
                <text:p>0.009792565</text:p>
              </table:table-cell>
              <table:table-cell office:value-type="float" office:value="0.004147278">
                <text:p>0.004147278</text:p>
              </table:table-cell>
              <table:table-cell office:value-type="float" office:value="0.003427715">
                <text:p>0.003427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7361179">
                <text:p>0.017361179</text:p>
              </table:table-cell>
              <table:table-cell office:value-type="float" office:value="0.006101044">
                <text:p>0.006101044</text:p>
              </table:table-cell>
              <table:table-cell office:value-type="float" office:value="0.006736259">
                <text:p>0.006736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5143529">
                <text:p>0.035143529</text:p>
              </table:table-cell>
              <table:table-cell office:value-type="float" office:value="0.012220636">
                <text:p>0.012220636</text:p>
              </table:table-cell>
              <table:table-cell office:value-type="float" office:value="0.012537288">
                <text:p>0.012537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69365449">
                <text:p>0.069365449</text:p>
              </table:table-cell>
              <table:table-cell office:value-type="float" office:value="0.02424275">
                <text:p>0.02424275</text:p>
              </table:table-cell>
              <table:table-cell office:value-type="float" office:value="0.027084534">
                <text:p>0.027084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36505656">
                <text:p>0.136505656</text:p>
              </table:table-cell>
              <table:table-cell office:value-type="float" office:value="0.048166828">
                <text:p>0.048166828</text:p>
              </table:table-cell>
              <table:table-cell office:value-type="float" office:value="0.048912363">
                <text:p>0.048912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35385132">
                <text:p>0.135385132</text:p>
              </table:table-cell>
              <table:table-cell office:value-type="float" office:value="0.146182268">
                <text:p>0.146182268</text:p>
              </table:table-cell>
              <table:table-cell office:value-type="float" office:value="0.100487461">
                <text:p>0.100487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33cm" svg:height="6.907cm" xlink:href=".." xlink:type="simple" chart:class="chart:scatter" chart:style-name="ch1">
        <chart:title svg:x="6.967cm" svg:y="0.274cm" chart:style-name="ch2">
          <text:p>ATCGRID</text:p>
        </chart:title>
        <chart:legend chart:legend-position="end" svg:x="10.667cm" svg:y="2.656cm" style:legend-expansion="high" chart:style-name="ch3"/>
        <chart:plot-area chart:style-name="ch4" table:cell-range-address="Hoja1.A18:Hoja1.D30 Hoja1.B17:Hoja1.D17" chart:data-source-has-labels="row" svg:x="0.32cm" svg:y="1.191cm" svg:width="10.027cm" svg:height="5.578cm">
          <chartooo:coordinate-region svg:x="1.232cm" svg:y="1.39cm" svg:width="8.372cm" svg:height="4.7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B18:Hoja1.B30" chart:label-cell-address="Hoja1.B17:Hoja1.B17" chart:class="chart:scatter">
            <chart:domain table:cell-range-address="Hoja1.A18:Hoja1.A30"/>
            <chart:data-point chart:repeated="13"/>
          </chart:series>
          <chart:series chart:style-name="ch8" chart:values-cell-range-address="Hoja1.C18:Hoja1.C30" chart:label-cell-address="Hoja1.C17:Hoja1.C17" chart:class="chart:scatter">
            <chart:data-point chart:repeated="13"/>
          </chart:series>
          <chart:series chart:style-name="ch9" chart:values-cell-range-address="Hoja1.D18:Hoja1.D30" chart:label-cell-address="Hoja1.D17:Hoja1.D17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secuencial</text:p>
                <draw:g>
                  <svg:desc>Hoja1.B17:Hoja1.B17</svg:desc>
                </draw:g>
              </table:table-cell>
              <table:table-cell office:value-type="string">
                <text:p>Tiempo paralelo (for)</text:p>
                <draw:g>
                  <svg:desc>Hoja1.C17:Hoja1.C17</svg:desc>
                </draw:g>
              </table:table-cell>
              <table:table-cell office:value-type="string">
                <text:p>Tiempo paralelo (sections)</text:p>
                <draw:g>
                  <svg:desc>Hoja1.D17:Hoja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18:Hoja1.A30</svg:desc>
                </draw:g>
              </table:table-cell>
              <table:table-cell office:value-type="float" office:value="0.000111504">
                <text:p>0.000111504</text:p>
                <draw:g>
                  <svg:desc>Hoja1.B18:Hoja1.B30</svg:desc>
                </draw:g>
              </table:table-cell>
              <table:table-cell office:value-type="float" office:value="0.00393525">
                <text:p>0.00393525</text:p>
                <draw:g>
                  <svg:desc>Hoja1.C18:Hoja1.C30</svg:desc>
                </draw:g>
              </table:table-cell>
              <table:table-cell office:value-type="float" office:value="0.004126758">
                <text:p>0.004126758</text:p>
                <draw:g>
                  <svg:desc>Hoja1.D18:Hoja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11555">
                <text:p>0.000211555</text:p>
              </table:table-cell>
              <table:table-cell office:value-type="float" office:value="0.004400079">
                <text:p>0.004400079</text:p>
              </table:table-cell>
              <table:table-cell office:value-type="float" office:value="0.003768297">
                <text:p>0.003768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426327">
                <text:p>0.000426327</text:p>
              </table:table-cell>
              <table:table-cell office:value-type="float" office:value="0.004194752">
                <text:p>0.004194752</text:p>
              </table:table-cell>
              <table:table-cell office:value-type="float" office:value="0.004180857">
                <text:p>0.004180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857215">
                <text:p>0.000857215</text:p>
              </table:table-cell>
              <table:table-cell office:value-type="float" office:value="0.004061962">
                <text:p>0.004061962</text:p>
              </table:table-cell>
              <table:table-cell office:value-type="float" office:value="0.003944567">
                <text:p>0.003944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68941">
                <text:p>0.00168941</text:p>
              </table:table-cell>
              <table:table-cell office:value-type="float" office:value="0.004388661">
                <text:p>0.004388661</text:p>
              </table:table-cell>
              <table:table-cell office:value-type="float" office:value="0.005055143">
                <text:p>0.005055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3388732">
                <text:p>0.003388732</text:p>
              </table:table-cell>
              <table:table-cell office:value-type="float" office:value="0.004916015">
                <text:p>0.004916015</text:p>
              </table:table-cell>
              <table:table-cell office:value-type="float" office:value="0.005610716">
                <text:p>0.005610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6409406">
                <text:p>0.006409406</text:p>
              </table:table-cell>
              <table:table-cell office:value-type="float" office:value="0.004774413">
                <text:p>0.004774413</text:p>
              </table:table-cell>
              <table:table-cell office:value-type="float" office:value="0.005053353">
                <text:p>0.005053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2103938">
                <text:p>0.012103938</text:p>
              </table:table-cell>
              <table:table-cell office:value-type="float" office:value="0.005341516">
                <text:p>0.005341516</text:p>
              </table:table-cell>
              <table:table-cell office:value-type="float" office:value="0.007893194">
                <text:p>0.00789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3849091">
                <text:p>0.023849091</text:p>
              </table:table-cell>
              <table:table-cell office:value-type="float" office:value="0.006769757">
                <text:p>0.006769757</text:p>
              </table:table-cell>
              <table:table-cell office:value-type="float" office:value="0.013809685">
                <text:p>0.013809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44213675">
                <text:p>0.044213675</text:p>
              </table:table-cell>
              <table:table-cell office:value-type="float" office:value="0.01253795">
                <text:p>0.01253795</text:p>
              </table:table-cell>
              <table:table-cell office:value-type="float" office:value="0.022073274">
                <text:p>0.022073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89785193">
                <text:p>0.089785193</text:p>
              </table:table-cell>
              <table:table-cell office:value-type="float" office:value="0.021363975">
                <text:p>0.021363975</text:p>
              </table:table-cell>
              <table:table-cell office:value-type="float" office:value="0.041752336">
                <text:p>0.041752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92617632">
                <text:p>0.192617632</text:p>
              </table:table-cell>
              <table:table-cell office:value-type="float" office:value="0.041071397">
                <text:p>0.041071397</text:p>
              </table:table-cell>
              <table:table-cell office:value-type="float" office:value="0.07439643">
                <text:p>0.07439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94785822">
                <text:p>0.194785822</text:p>
              </table:table-cell>
              <table:table-cell office:value-type="float" office:value="0.084381192">
                <text:p>0.084381192</text:p>
              </table:table-cell>
              <table:table-cell office:value-type="float" office:value="0.155626928">
                <text:p>0.155626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